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number text:level="1" text:style-name="Numbering_20_Symbols" style:num-format="1" text:start-value="1" style:num-suffix=".">
        <style:list-level-properties text:space-before="0.25in" text:min-label-width="0.25in"/>
      </text:list-level-style-number>
      <text:list-level-style-number text:level="2" text:style-name="Numbering_20_Symbols" style:num-format="1" text:start-value="2017" style:num-prefix="(" style:num-suffix=")">
        <style:list-level-properties text:space-before="0.5in" text:min-label-width="0.25in"/>
      </text:list-level-style-number>
    </text:list-style>
    <text:list-style style:name="L26">
      <text:list-level-style-number text:level="1" text:style-name="Numbering_20_Symbols" style:num-format="1" text:start-value="1" style:num-suffix=".">
        <style:list-level-properties text:space-before="0.25in" text:min-label-width="0.25in"/>
      </text:list-level-style-number>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number text:level="1" text:style-name="Numbering_20_Symbols" style:num-format="1" text:start-value="1" style:num-suffix=".">
        <style:list-level-properties text:space-before="0.25in" text:min-label-width="0.25in"/>
      </text:list-level-style-number>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number text:level="1" text:style-name="Numbering_20_Symbols" style:num-format="1" text:start-value="1" style:num-suffix=".">
        <style:list-level-properties text:space-before="0.25in" text:min-label-width="0.25in"/>
      </text:list-level-style-number>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number text:level="1" text:style-name="Numbering_20_Symbols" style:num-format="1" text:start-value="1" style:num-suffix=".">
        <style:list-level-properties text:space-before="0.25in" text:min-label-width="0.25in"/>
      </text:list-level-style-number>
    </text:list-style>
    <text:list-style style:name="L37">
      <text:list-level-style-number text:level="1" text:style-name="Numbering_20_Symbols" style:num-format="1" text:start-value="1" style:num-suffix=".">
        <style:list-level-properties text:space-before="0.25in" text:min-label-width="0.25in"/>
      </text:list-level-style-number>
    </text:list-style>
    <text:list-style style:name="L38">
      <text:list-level-style-number text:level="1" text:style-name="Numbering_20_Symbols" style:num-format="1" text:start-value="1" style:num-suffix=".">
        <style:list-level-properties text:space-before="0.25in" text:min-label-width="0.25in"/>
      </text:list-level-style-number>
    </text:list-style>
    <text:list-style style:name="L39">
      <text:list-level-style-number text:level="1" text:style-name="Numbering_20_Symbols" style:num-format="1" text:start-value="1" style:num-suffix=".">
        <style:list-level-properties text:space-before="0.25in" text:min-label-width="0.25in"/>
      </text:list-level-style-number>
    </text:list-style>
    <text:list-style style:name="L40">
      <text:list-level-style-number text:level="1" text:style-name="Numbering_20_Symbols" style:num-format="1" text:start-value="1" style:num-suffix=".">
        <style:list-level-properties text:space-before="0.25in" text:min-label-width="0.25in"/>
      </text:list-level-style-number>
    </text:list-style>
    <text:list-style style:name="L41">
      <text:list-level-style-number text:level="1" text:style-name="Numbering_20_Symbols" style:num-format="1" text:start-value="1" style:num-suffix=".">
        <style:list-level-properties text:space-before="0.25in" text:min-label-width="0.25in"/>
      </text:list-level-style-number>
    </text:list-style>
    <text:list-style style:name="L42">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office:automatic-styles>
  <office:body>
    <office:text>
      <text:p text:style-name="Title">CV</text:p>
      <text:p text:style-name="Author">Christopher Kullenberg</text:p>
      <text:h text:style-name="Heading_20_2" text:outline-level="2">Formal education</text:h>
      <text:h text:style-name="Heading_20_3" text:outline-level="3">Academic first degrees</text:h>
      <text:list text:style-name="L1">
        <text:list-item>
          <text:p text:style-name="P1">.</text:p>
        </text:list-item>
        <text:list-item>
          <text:p text:style-name="P1">.</text:p>
        </text:list-item>
      </text:list>
      <text:h text:style-name="Heading_20_3" text:outline-level="3">Doctoral degree</text:h>
      <text:list text:style-name="L2">
        <text:list-item>
          <text:p text:style-name="P2"/>
        </text:list-item>
      </text:list>
      <text:h text:style-name="Heading_20_3" text:outline-level="3">Other courses</text:h>
      <text:list text:style-name="L3">
        <text:list-item>
          <text:p text:style-name="P3"> (), 7.5 ECTS.</text:p>
        </text:list-item>
        <text:list-item>
          <text:p text:style-name="P3"> (), 7.5 ECTS.</text:p>
        </text:list-item>
        <text:list-item>
          <text:p text:style-name="P3">.</text:p>
        </text:list-item>
        <text:list-item>
          <text:p text:style-name="P3">.</text:p>
        </text:list-item>
      </text:list>
      <text:h text:style-name="Heading_20_2" text:outline-level="2">Employments</text:h>
      <text:h text:style-name="Heading_20_3" text:outline-level="3">Research projects, externally funded. </text:h>
      <text:list text:style-name="L4">
        <text:list-item>
          <text:p text:style-name="P4">Researcher 50%, "Taking Science to the Crowd: Researchers, Programmers and Volunteer Contributors Transforming Science Online." Marianne &amp; Marcus Wallenberg Foundation. PI: , Grant number: .</text:p>
        </text:list-item>
        <text:list-item>
          <text:p text:style-name="P4">Researcher 50%, "The Co-production of Social Science and Society: The Case of Happiness studies." Swedish Research Council (Vetenskapsrådet) PI: Margareta Hallberg, Grant number: .</text:p>
        </text:list-item>
        <text:list-item>
          <text:p text:style-name="P4">Researcher 50%, "Subcultures on the Net: Resistance and Engagement in Knowledge Practices", LETStudio, pilot project.</text:p>
        </text:list-item>
      </text:list>
      <text:h text:style-name="Heading_20_3" text:outline-level="3">Adjunct lecturer, instructor</text:h>
      <text:list text:style-name="L5">
        <text:list-item>
          <text:p text:style-name="P5">. University West.</text:p>
        </text:list-item>
        <text:list-item>
          <text:p text:style-name="P5">. University of Gothenburg.</text:p>
        </text:list-item>
        <text:list-item>
          <text:p text:style-name="P5">. University of Gothenburg.</text:p>
        </text:list-item>
      </text:list>
      <text:h text:style-name="Heading_20_3" text:outline-level="3">Lecturer</text:h>
      <text:list text:style-name="L6">
        <text:list-item>
          <text:p text:style-name="P6">. University of Borås.</text:p>
        </text:list-item>
        <text:list-item>
          <text:p text:style-name="P6"/>
        </text:list-item>
      </text:list>
      <text:h text:style-name="Heading_20_3" text:outline-level="3">Other</text:h>
      <text:list text:style-name="L7">
        <text:list-item>
          <text:p text:style-name="P7">. University of Gothenburg.</text:p>
        </text:list-item>
      </text:list>
      <text:h text:style-name="Heading_20_2" text:outline-level="2">Publications</text:h>
      <text:h text:style-name="Heading_20_3" text:outline-level="3">Monographs</text:h>
      <text:list text:style-name="L8">
        <text:list-item>
          <text:p text:style-name="P8">Kullenberg, C. (2012) <text:span text:style-name="T1">The</text:span><text:span text:style-name="T2"> </text:span><text:span text:style-name="T3">Quantification</text:span><text:span text:style-name="T4"> </text:span><text:span text:style-name="T5">of</text:span><text:span text:style-name="T6"> </text:span><text:span text:style-name="T7">Society.</text:span><text:span text:style-name="T8"> </text:span><text:span text:style-name="T9">A</text:span><text:span text:style-name="T10"> </text:span><text:span text:style-name="T11">Study</text:span><text:span text:style-name="T12"> </text:span><text:span text:style-name="T13">of</text:span><text:span text:style-name="T14"> </text:span><text:span text:style-name="T15">a</text:span><text:span text:style-name="T16"> </text:span><text:span text:style-name="T17">Swedish</text:span><text:span text:style-name="T18"> </text:span><text:span text:style-name="T19">Research</text:span><text:span text:style-name="T20"> </text:span><text:span text:style-name="T21">Institute</text:span><text:span text:style-name="T22"> </text:span><text:span text:style-name="T23">and</text:span><text:span text:style-name="T24"> </text:span><text:span text:style-name="T25">Survey-Based</text:span><text:span text:style-name="T26"> </text:span><text:span text:style-name="T27">Social</text:span><text:span text:style-name="T28"> </text:span><text:span text:style-name="T29">Science</text:span>, Department of Philosophy, Linguistics and Theory of Science, University of Gothenburg, Doctoral dissertation, . 213 pages.</text:p>
        </text:list-item>
        <text:list-item>
          <text:p text:style-name="P8">Kullenberg, C. (2010) <text:span text:style-name="T30">Det</text:span><text:span text:style-name="T31"> </text:span><text:span text:style-name="T32">Nätpolitiska</text:span><text:span text:style-name="T33"> </text:span><text:span text:style-name="T34">Manifestet</text:span>, Stockholm: Ink bokförlag, ISBN 9789197846912. 80 pages.</text:p>
        </text:list-item>
      </text:list>
      <text:h text:style-name="Heading_20_3" text:outline-level="3">Journal articles</text:h>
      <text:h text:style-name="Heading_20_4" text:outline-level="4">Peer reviewed</text:h>
      <text:list text:style-name="L9">
        <text:list-item>
          <text:p text:style-name="P9">Kullenberg, C. , &amp; Nelhans, Gustaf (2017) , <text:span text:style-name="T35">Valuation</text:span><text:span text:style-name="T36"> </text:span><text:span text:style-name="T37">Studies},</text:span><text:span text:style-name="T38"> </text:span><text:span text:style-name="T39">5(1)</text:span>.</text:p>
        </text:list-item>
        <text:list-item>
          <text:p text:style-name="P9">Kullenberg, C. , &amp; Dick Kasperowski (2016) "What Is Citizen Science? – A Scientometric Meta-Analysis", <text:span text:style-name="T40">PLoS</text:span><text:span text:style-name="T41"> </text:span><text:span text:style-name="T42">ONE</text:span>, 11(1): e0147152. DOI: </text:p>
        </text:list-item>
        <text:list-item>
          <text:p text:style-name="P9">Kullenberg, C. (2015) "Citizen Science as Resistance: Crossing the Boundary Between Reference and Representation", , 1(1).</text:p>
        </text:list-item>
        <text:list-item>
          <text:p text:style-name="P9">Kullenberg, C. , &amp; Nelhans, Gustaf (2015) "The Happiness Turn? Mapping the Emergence of Happiness Studies using Cited References", <text:span text:style-name="T43">Scientometrics</text:span>, Volume 103, Issue 2, Page 615-630, DOI: </text:p>
        </text:list-item>
      </text:list>
      <text:h text:style-name="Heading_20_4" text:outline-level="4">Non-peer review</text:h>
      <text:list text:style-name="L10">
        <text:list-item>
          <text:p text:style-name="P10">Kullenberg, C. (2016) , <text:span text:style-name="T44">Human</text:span><text:span text:style-name="T45"> </text:span><text:span text:style-name="T46">IT</text:span>, 13(2): 34-46 (book review).</text:p>
        </text:list-item>
        <text:list-item>
          <text:p text:style-name="P10">Kullenberg, C. (2015) "Internetövervakning som metod", , 2015(1), pp 9–11.</text:p>
        </text:list-item>
        <text:list-item>
          <text:p text:style-name="P10">Kullenberg, C. (2011) "Bortom Wikileaks 1. Om nätläckans infrastruktur", <text:span text:style-name="T47">Ord</text:span><text:span text:style-name="T48"> </text:span><text:span text:style-name="T49">&amp;</text:span><text:span text:style-name="T50"> </text:span><text:span text:style-name="T51">Bild</text:span>, 2011(1).</text:p>
        </text:list-item>
        <text:list-item>
          <text:p text:style-name="P10">Kullenberg, C. (2009) , <text:span text:style-name="T52">FiFF-Kommunikation</text:span>, 09(1).</text:p>
        </text:list-item>
        <text:list-item>
          <text:p text:style-name="P10">Kullenberg, C. , &amp; Palmås, Karl (2009) "Contagiontology", . First published in <text:span text:style-name="T53">Glänta</text:span> 2008(4) as "Smittontologi".</text:p>
        </text:list-item>
        <text:list-item>
          <text:p text:style-name="P10">Kullenberg, C. (2008) "Robotar och krig", <text:span text:style-name="T54">Ord</text:span><text:span text:style-name="T55"> </text:span><text:span text:style-name="T56">&amp;</text:span><text:span text:style-name="T57"> </text:span><text:span text:style-name="T58">Bild</text:span>, 2008(5).</text:p>
        </text:list-item>
      </text:list>
      <text:h text:style-name="Heading_20_3" text:outline-level="3">Book chapters</text:h>
      <text:h text:style-name="Heading_20_4" text:outline-level="4">Peer reviewed</text:h>
      <text:list text:style-name="L11">
        <text:list-item>
          <text:p text:style-name="P11">Hård af Segerstad, Y. ; Howes, C. ; Kasperowski, D. &amp; Kullenberg, C. (2017, in press) "Studying closed communities on-line: digital methods and ethical considerations beyond informed consent and pseudonymity". Zimmer, M. &amp; Kinder-Kurlanda, K. (Eds.). <text:span text:style-name="T59">Internet</text:span><text:span text:style-name="T60"> </text:span><text:span text:style-name="T61">Research</text:span><text:span text:style-name="T62"> </text:span><text:span text:style-name="T63">Ethics</text:span><text:span text:style-name="T64"> </text:span><text:span text:style-name="T65">for</text:span><text:span text:style-name="T66"> </text:span><text:span text:style-name="T67">the</text:span><text:span text:style-name="T68"> </text:span><text:span text:style-name="T69">Social</text:span><text:span text:style-name="T70"> </text:span><text:span text:style-name="T71">Age:</text:span><text:span text:style-name="T72"> </text:span><text:span text:style-name="T73">New</text:span><text:span text:style-name="T74"> </text:span><text:span text:style-name="T75">Cases</text:span><text:span text:style-name="T76"> </text:span><text:span text:style-name="T77">and</text:span><text:span text:style-name="T78"> </text:span><text:span text:style-name="T79">Challenges</text:span>. Peter Lang: Digital Formations (Steve Jones, series editor).. : Peter Lang.</text:p>
        </text:list-item>
        <text:list-item>
          <text:p text:style-name="P11">Kullenberg, C. (2011) "Sociology in the Making: Statistics as a Mediator between the Social sciences, Practice and the State", in Ann Rudinow Saetnan, Heidi Mork Lomell, Svein Hammer, <text:span text:style-name="T80">The</text:span><text:span text:style-name="T81"> </text:span><text:span text:style-name="T82">Mutual</text:span><text:span text:style-name="T83"> </text:span><text:span text:style-name="T84">Construction</text:span><text:span text:style-name="T85"> </text:span><text:span text:style-name="T86">of</text:span><text:span text:style-name="T87"> </text:span><text:span text:style-name="T88">Statistics</text:span><text:span text:style-name="T89"> </text:span><text:span text:style-name="T90">and</text:span><text:span text:style-name="T91"> </text:span><text:span text:style-name="T92">Society</text:span>, New York: Routledge.</text:p>
        </text:list-item>
      </text:list>
      <text:h text:style-name="Heading_20_4" text:outline-level="4">Editorial review</text:h>
      <text:list text:style-name="L12">
        <text:list-item>
          <text:p text:style-name="P12">Kullenberg, C. (2014) "Verkon tunnelit ja niiden kaivajat", in Brunila Mikael &amp; Kallio Kimmo (eds.), <text:span text:style-name="T93">Verkko</text:span><text:span text:style-name="T94"> </text:span><text:span text:style-name="T95">suljettu</text:span><text:span text:style-name="T96"> </text:span><text:span text:style-name="T97">–</text:span><text:span text:style-name="T98"> </text:span><text:span text:style-name="T99">Internet</text:span><text:span text:style-name="T100"> </text:span><text:span text:style-name="T101">ja</text:span><text:span text:style-name="T102"> </text:span><text:span text:style-name="T103">avoimuuden</text:span><text:span text:style-name="T104"> </text:span><text:span text:style-name="T105">rajat</text:span>, Helsinki: Into kustannus, ISBN 978-952-264-248-6.</text:p>
        </text:list-item>
        <text:list-item>
          <text:p text:style-name="P12">Kullenberg, C. (2013) "Resistance in hybrid networks: The case of Telecomix", in Bueti, Federica (ed.), <text:span text:style-name="T106">Move…</text:span><text:span text:style-name="T107"> </text:span><text:span text:style-name="T108">ment</text:span>, London: Book Works.</text:p>
        </text:list-item>
        <text:list-item>
          <text:p text:style-name="P12">Kullenberg, C. (2009) "Den panspektriska tidsålderns motståndsstrategier", in Lilja, Mona &amp; Vinthagen Stellan (eds) <text:span text:style-name="T109">Motstånd</text:span>, Malmö: Liber AB.</text:p>
        </text:list-item>
        <text:list-item>
          <text:p text:style-name="P12">Kullenberg, C. (2008) "Tre frågor om sociologins objektivitet och förhållande till naturvetenskaperna", in Hallberg, Margareta (eds), <text:span text:style-name="T110">Vi</text:span><text:span text:style-name="T111"> </text:span><text:span text:style-name="T112">vet</text:span><text:span text:style-name="T113"> </text:span><text:span text:style-name="T114">något</text:span><text:span text:style-name="T115"> </text:span><text:span text:style-name="T116">–</text:span><text:span text:style-name="T117"> </text:span><text:span text:style-name="T118">Festskrift</text:span><text:span text:style-name="T119"> </text:span><text:span text:style-name="T120">till</text:span><text:span text:style-name="T121"> </text:span><text:span text:style-name="T122">Jan</text:span><text:span text:style-name="T123"> </text:span><text:span text:style-name="T124">Bärmark</text:span>, Göteborg: Institutionen för idéhistoria och vetenskapsteori, ISBN 978–91–976239–1–9.</text:p>
        </text:list-item>
      </text:list>
      <text:h text:style-name="Heading_20_4" text:outline-level="4">Pre-prints</text:h>
      <text:list text:style-name="L13">
        <text:list-item>
          <text:p text:style-name="P13">Kullenberg, C. Ponti, M., T Hillman, D Kasperowski, C Kullenberg (2017) "Getting it Right or Being Top Rank: Games in Citizen Science", Socarxiv, </text:p>
        </text:list-item>
        <text:list-item>
          <text:p text:style-name="P13">Kullenberg, C. Kasperowski, D., Kullenberg, C., Mäkitalo, Å. (2017) "Embedding Citizen Science in Research: Forms of engagement, scientific output and values for science, policy and society", Socarxiv, </text:p>
        </text:list-item>
      </text:list>
      <text:h text:style-name="Heading_20_3" text:outline-level="3">Other publications</text:h>
      <text:h text:style-name="Heading_20_4" text:outline-level="4">Reports</text:h>
      <text:list text:style-name="L14">
        <text:list-item>
          <text:p text:style-name="P14">Kullenberg, C. Ulrike Sturm, Sven Schade, Luigi Ceccaroni, Margaret Gold, Christopher C. M. Kyba, Bernat Claramunt, Muki Haklay, Dick Kasperowski, Alexandra Albert, Jaume Piera, Jonathan Brier, Christopher Kullenberg, Soledad Luna (2017) <text:span text:style-name="T125">RIO</text:span><text:span text:style-name="T126"> </text:span><text:span text:style-name="T127">Journal</text:span> 3: e21283.</text:p>
        </text:list-item>
        <text:list-item>
          <text:p text:style-name="P14">Kullenberg, C. Björkvall, Anders, Johan Järlehed, Christopher Kullenberg, Helle Lykke Nielsen, Andreas Nord, Tove Rosendal, Sara Van Meerbergen &amp; Gustav Westberg (2017) , Red. Fredrik Bronéus, Stockholm: Vetenskap och Allmänhet, ISSN 1653-6843.</text:p>
        </text:list-item>
        <text:list-item>
          <text:p text:style-name="P14">Kullenberg, C. Kullenberg, Christopher (2017) , in <text:span text:style-name="T128">Swedish</text:span><text:span text:style-name="T129"> </text:span><text:span text:style-name="T130">LifeWatch</text:span><text:span text:style-name="T131"> </text:span><text:span text:style-name="T132">–</text:span><text:span text:style-name="T133"> </text:span><text:span text:style-name="T134">a</text:span><text:span text:style-name="T135"> </text:span><text:span text:style-name="T136">national</text:span><text:span text:style-name="T137"> </text:span><text:span text:style-name="T138">e-infrastructure</text:span><text:span text:style-name="T139"> </text:span><text:span text:style-name="T140">for</text:span><text:span text:style-name="T141"> </text:span><text:span text:style-name="T142">biodiversity</text:span><text:span text:style-name="T143"> </text:span><text:span text:style-name="T144">data</text:span>, ArtDatabanken SLU, ISBN 978-91-87853-17-3.</text:p>
        </text:list-item>
      </text:list>
      <text:h text:style-name="Heading_20_4" text:outline-level="4">Preface and review of translation</text:h>
      <text:list text:style-name="L15">
        <text:list-item>
          <text:p text:style-name="P15">Kullenberg, C. (2012) "Introduktion", in <text:span text:style-name="T145">Tre</text:span><text:span text:style-name="T146"> </text:span><text:span text:style-name="T147">Klassiska</text:span><text:span text:style-name="T148"> </text:span><text:span text:style-name="T149">Texter</text:span><text:span text:style-name="T150"> </text:span><text:span text:style-name="T151">–</text:span><text:span text:style-name="T152"> </text:span><text:span text:style-name="T153">Émile</text:span><text:span text:style-name="T154"> </text:span><text:span text:style-name="T155">Durkheim,</text:span><text:span text:style-name="T156"> </text:span><text:span text:style-name="T157">Gabriel</text:span><text:span text:style-name="T158"> </text:span><text:span text:style-name="T159">Tarde,</text:span><text:span text:style-name="T160"> </text:span><text:span text:style-name="T161">Max</text:span><text:span text:style-name="T162"> </text:span><text:span text:style-name="T163">Weber</text:span>, fackgranskad av Christopher Kullenberg, Göteborg: Korpen Koloni.</text:p>
        </text:list-item>
      </text:list>
      <text:h text:style-name="Heading_20_4" text:outline-level="4">Conference contributions, peer reviewed</text:h>
      <text:list text:style-name="L16">
        <text:list-item>
          <text:p text:style-name="P16">Andreas Nord, Johan Järlehed &amp; Christopher Kullenberg, , <text:span text:style-name="T164">Svenskans</text:span><text:span text:style-name="T165"> </text:span><text:span text:style-name="T166">beskrivning</text:span>, Uppsala University, 25–27 october 2017.</text:p>
        </text:list-item>
        <text:list-item>
          <text:p text:style-name="P16">Kullenberg, C. (2017) "Talking about #citizenscience", .</text:p>
        </text:list-item>
        <text:list-item>
          <text:p text:style-name="P16">Kasperowski, D. ; Kullenberg, C. (2016) "Citizen Humanities: Configuring Interpretation and Perception for Participation". <text:span text:style-name="T167">Citizen</text:span><text:span text:style-name="T168"> </text:span><text:span text:style-name="T169">Science</text:span><text:span text:style-name="T170"> </text:span><text:span text:style-name="T171">–</text:span><text:span text:style-name="T172"> </text:span><text:span text:style-name="T173">Innovation</text:span><text:span text:style-name="T174"> </text:span><text:span text:style-name="T175">in</text:span><text:span text:style-name="T176"> </text:span><text:span text:style-name="T177">Open</text:span><text:span text:style-name="T178"> </text:span><text:span text:style-name="T179">Science,</text:span><text:span text:style-name="T180"> </text:span><text:span text:style-name="T181">Society</text:span><text:span text:style-name="T182"> </text:span><text:span text:style-name="T183">and</text:span><text:span text:style-name="T184"> </text:span><text:span text:style-name="T185">Policy</text:span>, 19–21 May 2016, Berlin, 26-27.</text:p>
        </text:list-item>
        <text:list-item>
          <text:p text:style-name="P16">Nelhans, G. ; Kullenberg, C. (2016) "Happiness as a Valuation of Nations: From Margin to Indicator". <text:span text:style-name="T186">4S/EASST</text:span><text:span text:style-name="T187"> </text:span><text:span text:style-name="T188">Conference</text:span>, Barcelona 2016.</text:p>
        </text:list-item>
        <text:list-item>
          <text:p text:style-name="P16">Ponti, M; Hagen, N; Hillman, T; Kasperowski, D; Kullenberg, C; Stankovic, I (2015) "Designing Futures for Learning in the Crowd: New Challenges and Opportunities for CSCL". In: Lindwall, O., Häkkinen, P., Koschman, T. Tchounikine, P. &amp; Ludvigsen, S. (Eds.) (2015). <text:span text:style-name="T189">Exploring</text:span><text:span text:style-name="T190"> </text:span><text:span text:style-name="T191">the</text:span><text:span text:style-name="T192"> </text:span><text:span text:style-name="T193">Material</text:span><text:span text:style-name="T194"> </text:span><text:span text:style-name="T195">Conditions</text:span><text:span text:style-name="T196"> </text:span><text:span text:style-name="T197">of</text:span><text:span text:style-name="T198"> </text:span><text:span text:style-name="T199">Learning:</text:span><text:span text:style-name="T200"> </text:span><text:span text:style-name="T201">The</text:span><text:span text:style-name="T202"> </text:span><text:span text:style-name="T203">Computer</text:span><text:span text:style-name="T204"> </text:span><text:span text:style-name="T205">Supported</text:span><text:span text:style-name="T206"> </text:span><text:span text:style-name="T207">Collaborative</text:span><text:span text:style-name="T208"> </text:span><text:span text:style-name="T209">Learning</text:span><text:span text:style-name="T210"> </text:span><text:span text:style-name="T211">(CSCL)</text:span><text:span text:style-name="T212"> </text:span><text:span text:style-name="T213">Conference</text:span>, Vol. 2 s. 885-888.</text:p>
        </text:list-item>
        <text:list-item>
          <text:p text:style-name="P16">Kasperowski, D; Hagen, N; Kullenberg, C; Walford, A; Smith, K, V; Liborion, M; Prutzer N &amp; Hamid, S, T (2015) "Joining Reference and Representation — Citizen Science as Resistance Practice". <text:span text:style-name="T214">Society</text:span><text:span text:style-name="T215"> </text:span><text:span text:style-name="T216">for</text:span><text:span text:style-name="T217"> </text:span><text:span text:style-name="T218">Social</text:span><text:span text:style-name="T219"> </text:span><text:span text:style-name="T220">Studies</text:span><text:span text:style-name="T221"> </text:span><text:span text:style-name="T222">of</text:span><text:span text:style-name="T223"> </text:span><text:span text:style-name="T224">Science</text:span><text:span text:style-name="T225"> </text:span><text:span text:style-name="T226">2015</text:span><text:span text:style-name="T227"> </text:span><text:span text:style-name="T228">Annual</text:span><text:span text:style-name="T229"> </text:span><text:span text:style-name="T230">Meeting</text:span>, November 11-14 Denver, Colorado.</text:p>
        </text:list-item>
        <text:list-item>
          <text:p text:style-name="P16">Kullenberg, C. (2008) "The Panspectrocist Abstract Machine 1. Machinic Phyla, Territorialities and Social Diagrams". <text:span text:style-name="T231">The</text:span><text:span text:style-name="T232"> </text:span><text:span text:style-name="T233">First</text:span><text:span text:style-name="T234"> </text:span><text:span text:style-name="T235">International</text:span><text:span text:style-name="T236"> </text:span><text:span text:style-name="T237">Deleuze</text:span><text:span text:style-name="T238"> </text:span><text:span text:style-name="T239">Studies</text:span><text:span text:style-name="T240"> </text:span><text:span text:style-name="T241">Conference</text:span>, 1 Monday: 11/08/08.</text:p>
        </text:list-item>
        <text:list-item>
          <text:p text:style-name="P16">Kullenberg, C. (2008) "The Objects and Objections of the Social Sciences – The Re-discovery of Epistemic Practice as a Tool for Enhancing Public Participation". <text:span text:style-name="T242">Ironists,</text:span><text:span text:style-name="T243"> </text:span><text:span text:style-name="T244">Reformers</text:span><text:span text:style-name="T245"> </text:span><text:span text:style-name="T246">or</text:span><text:span text:style-name="T247"> </text:span><text:span text:style-name="T248">Rebels?</text:span><text:span text:style-name="T249"> </text:span><text:span text:style-name="T250">The</text:span><text:span text:style-name="T251"> </text:span><text:span text:style-name="T252">Role</text:span><text:span text:style-name="T253"> </text:span><text:span text:style-name="T254">of</text:span><text:span text:style-name="T255"> </text:span><text:span text:style-name="T256">the</text:span><text:span text:style-name="T257"> </text:span><text:span text:style-name="T258">Social</text:span><text:span text:style-name="T259"> </text:span><text:span text:style-name="T260">Sciences</text:span><text:span text:style-name="T261"> </text:span><text:span text:style-name="T262">in</text:span><text:span text:style-name="T263"> </text:span><text:span text:style-name="T264">Participatory</text:span><text:span text:style-name="T265"> </text:span><text:span text:style-name="T266">Policy</text:span><text:span text:style-name="T267"> </text:span><text:span text:style-name="T268">Making</text:span>, June 26-27th 2008 at Collegium Helveticum, UZH/ETH Zürich, Switzerland.</text:p>
        </text:list-item>
        <text:list-item>
          <text:p text:style-name="P16">Kullenberg, C. (2008) "From State Sociology to Centres of Calculation: the Swedish case". <text:span text:style-name="T269">Acting</text:span><text:span text:style-name="T270"> </text:span><text:span text:style-name="T271">with</text:span><text:span text:style-name="T272"> </text:span><text:span text:style-name="T273">Science,</text:span><text:span text:style-name="T274"> </text:span><text:span text:style-name="T275">Technology</text:span><text:span text:style-name="T276"> </text:span><text:span text:style-name="T277">and</text:span><text:span text:style-name="T278"> </text:span><text:span text:style-name="T279">Medicine</text:span><text:span text:style-name="T280"> </text:span><text:span text:style-name="T281">4S-EASST</text:span><text:span text:style-name="T282"> </text:span><text:span text:style-name="T283">2008</text:span><text:span text:style-name="T284"> </text:span><text:span text:style-name="T285">Rotterdam</text:span>, the Netherlands, August 20-23 2008. 367-368.</text:p>
        </text:list-item>
      </text:list>
      <text:h text:style-name="Heading_20_4" text:outline-level="4">Research notes</text:h>
      <text:list text:style-name="L17">
        <text:list-item>
          <text:p text:style-name="P17">Kullenberg, C. (2017) "Bibliometric probing of the concept 'open science' 1. a notebook", .</text:p>
        </text:list-item>
      </text:list>
      <text:h text:style-name="Heading_20_4" text:outline-level="4">Popularizations in news media</text:h>
      <text:list text:style-name="L18">
        <text:list-item>
          <text:p text:style-name="P18">Kullenberg, C. (2015) , <text:span text:style-name="T286">SvD</text:span><text:span text:style-name="T287"> </text:span><text:span text:style-name="T288">Under</text:span><text:span text:style-name="T289"> </text:span><text:span text:style-name="T290">Strecket</text:span>, 4 September, 2015.</text:p>
        </text:list-item>
        <text:list-item>
          <text:p text:style-name="P18">Kullenberg, C. (2014) , <text:span text:style-name="T291">SvD</text:span><text:span text:style-name="T292"> </text:span><text:span text:style-name="T293">Under</text:span><text:span text:style-name="T294"> </text:span><text:span text:style-name="T295">Strecket</text:span>, 26 Juli, 2014.</text:p>
        </text:list-item>
        <text:list-item>
          <text:p text:style-name="P18">Kullenberg, C. (2011) , <text:span text:style-name="T296">Fria</text:span><text:span text:style-name="T297"> </text:span><text:span text:style-name="T298">tidningen</text:span> 2011-05-30.</text:p>
        </text:list-item>
      </text:list>
      <text:h text:style-name="Heading_20_4" text:outline-level="4">Opinion pieces</text:h>
      <text:list text:style-name="L19">
        <text:list-item>
          <text:p text:style-name="P19">Kullenberg, C. 20160402, Svenska Dagbladet (with Niclas Hagen), .</text:p>
        </text:list-item>
        <text:list-item>
          <text:p text:style-name="P19">Kullenberg, C. 20160322, Expressen, .</text:p>
        </text:list-item>
        <text:list-item>
          <text:p text:style-name="P19">Kullenberg, C. 20151119, Expressen, .</text:p>
        </text:list-item>
        <text:list-item>
          <text:p text:style-name="P19">Kullenberg, C. 20130907, Expressen, \href{http://www.expressen.se/debatt/nu-maste-vi-stanga-bakdorrarna/}{"Nu måste vi stänga bakdörrarna"].</text:p>
        </text:list-item>
        <text:list-item>
          <text:p text:style-name="P19">Kullenberg, C. 20130611, Expressen, .</text:p>
        </text:list-item>
        <text:list-item>
          <text:p text:style-name="P19">Kullenberg, C. 20110221, Expressen, .</text:p>
        </text:list-item>
        <text:list-item>
          <text:p text:style-name="P19">Kullenberg, C. 20101118, SVT Debatt, .</text:p>
        </text:list-item>
        <text:list-item>
          <text:p text:style-name="P19">Kullenberg, C. 20100928, SVT Debatt, .</text:p>
        </text:list-item>
        <text:list-item>
          <text:p text:style-name="P19">Kullenberg, C. 20100907, Svenska Dagbladet, .</text:p>
        </text:list-item>
        <text:list-item>
          <text:p text:style-name="P19">Kullenberg, C. 20100717, Svenska Dagbladet (with Marcin de Kaminski), .</text:p>
        </text:list-item>
        <text:list-item>
          <text:p text:style-name="P19">Kullenberg, C. 20090709, Newsmill, .</text:p>
        </text:list-item>
        <text:list-item>
          <text:p text:style-name="P19">Kullenberg, C. 20090617, Newsmill, .</text:p>
        </text:list-item>
        <text:list-item>
          <text:p text:style-name="P19">Kullenberg, C. 20090506, Newsmill, .</text:p>
        </text:list-item>
        <text:list-item>
          <text:p text:style-name="P19">Kullenberg, C. 20090504, Newsmill, .</text:p>
        </text:list-item>
        <text:list-item>
          <text:p text:style-name="P19">Kullenberg, C. 20090429, Expressen, .</text:p>
        </text:list-item>
        <text:list-item>
          <text:p text:style-name="P19">Kullenberg, C. 20081219, Svenska Dagbladet, .</text:p>
        </text:list-item>
        <text:list-item>
          <text:p text:style-name="P19">Kullenberg, C. 20081113, Sydsvenskan, .</text:p>
        </text:list-item>
        <text:list-item>
          <text:p text:style-name="P19">Kullenberg, C. 20081007, Svenska Dagbladet, .</text:p>
        </text:list-item>
        <text:list-item>
          <text:p text:style-name="P19">Kullenberg, C. 20080926, Expressen, .</text:p>
        </text:list-item>
        <text:list-item>
          <text:p text:style-name="P19">Kullenberg, C. 20080916, Expressen (with Mark Klamberg &amp; Karl Palmås), .</text:p>
        </text:list-item>
        <text:list-item>
          <text:p text:style-name="P19">Kullenberg, C. 20080916, Aftonbladet (with Emina Karic), .</text:p>
        </text:list-item>
        <text:list-item>
          <text:p text:style-name="P19">Kullenberg, C. 20080916, Sydsvenskan, .</text:p>
        </text:list-item>
        <text:list-item>
          <text:p text:style-name="P19">Kullenberg, C. 20080715, Expressen, (with Evelina Wahlqvist), .</text:p>
        </text:list-item>
        <text:list-item>
          <text:p text:style-name="P19">Kullenberg, C. 20080709, Svenska Dagbladet, .</text:p>
        </text:list-item>
        <text:list-item>
          <text:p text:style-name="P19">Kullenberg, C. 20080704, Aftonbladet, .</text:p>
        </text:list-item>
        <text:list-item>
          <text:p text:style-name="P19">Kullenberg, C. 20080616, Expressen, .</text:p>
        </text:list-item>
        <text:list-item>
          <text:p text:style-name="P19">Kullenberg, C. 20080616, Svenska Dagbladet, .</text:p>
        </text:list-item>
        <text:list-item>
          <text:p text:style-name="P19">Kullenberg, C. 20061011, Svenska Dagbladet, .</text:p>
        </text:list-item>
        <text:list-item>
          <text:p text:style-name="P19">Kullenberg, C. 20060806, Svenska Dagbladet, .</text:p>
        </text:list-item>
      </text:list>
      <text:h text:style-name="Heading_20_4" text:outline-level="4">Popularizations: book chapters and articles</text:h>
      <text:list text:style-name="L20">
        <text:list-item>
          <text:p text:style-name="P20">Kullenberg, C. (2017, in press) "Transistorrytm", <text:span text:style-name="T299">Monad</text:span>, No. 2 (2017).</text:p>
        </text:list-item>
        <text:list-item>
          <text:p text:style-name="P20">Kullenberg, C. (2016) "Alla kan forska 1. Vad är medborgarvetenskap och hur skiljer den sig från vanlig vetenskap", <text:span text:style-name="T300">Modern</text:span><text:span text:style-name="T301"> </text:span><text:span text:style-name="T302">filosofi</text:span>, 2016(3), 68-69.</text:p>
        </text:list-item>
        <text:list-item>
          <text:p text:style-name="P20">Kullenberg, C. (2013) "Nätets Geopolitik", in <text:span text:style-name="T303">Det</text:span><text:span text:style-name="T304"> </text:span><text:span text:style-name="T305">är</text:span><text:span text:style-name="T306"> </text:span><text:span text:style-name="T307">vår</text:span><text:span text:style-name="T308"> </text:span><text:span text:style-name="T309">värld</text:span><text:span text:style-name="T310"> </text:span><text:span text:style-name="T311">–</text:span><text:span text:style-name="T312"> </text:span><text:span text:style-name="T313">tio</text:span><text:span text:style-name="T314"> </text:span><text:span text:style-name="T315">unga</text:span><text:span text:style-name="T316"> </text:span><text:span text:style-name="T317">röster</text:span><text:span text:style-name="T318"> </text:span><text:span text:style-name="T319">om</text:span><text:span text:style-name="T320"> </text:span><text:span text:style-name="T321">global</text:span><text:span text:style-name="T322"> </text:span><text:span text:style-name="T323">solidaritet</text:span>, Stockholm: A-smedjan.</text:p>
        </text:list-item>
        <text:list-item>
          <text:p text:style-name="P20">Kullenberg, C. (2010) "Teknik är samhället gjort hållbart… eller?", in Tovhult Klara (eds) <text:span text:style-name="T324">Kunskap,</text:span><text:span text:style-name="T325"> </text:span><text:span text:style-name="T326">kommunikation,</text:span><text:span text:style-name="T327"> </text:span><text:span text:style-name="T328">kontroll</text:span><text:span text:style-name="T329"> </text:span><text:span text:style-name="T330">–</text:span><text:span text:style-name="T331"> </text:span><text:span text:style-name="T332">Drömmar</text:span><text:span text:style-name="T333"> </text:span><text:span text:style-name="T334">och</text:span><text:span text:style-name="T335"> </text:span><text:span text:style-name="T336">farhågor</text:span><text:span text:style-name="T337"> </text:span><text:span text:style-name="T338">i</text:span><text:span text:style-name="T339"> </text:span><text:span text:style-name="T340">informationssamhället</text:span>, Stockholm: Sharing is Caring Förlag.</text:p>
        </text:list-item>
      </text:list>
      <text:h text:style-name="Heading_20_4" text:outline-level="4">Collections</text:h>
      <text:list text:style-name="L21">
        <text:list-item>
          <text:p text:style-name="P21">Kullenberg, C. , &amp; Lehne, J. (2009) <text:span text:style-name="T341">Resistance</text:span><text:span text:style-name="T342"> </text:span><text:span text:style-name="T343">Studies</text:span><text:span text:style-name="T344"> </text:span><text:span text:style-name="T345">Reader</text:span><text:span text:style-name="T346"> </text:span><text:span text:style-name="T347">2008</text:span>, London and Gothenburg: Resistance Studies Network.</text:p>
        </text:list-item>
      </text:list>
      <text:h text:style-name="Heading_20_4" text:outline-level="4">Open data repositories</text:h>
      <text:list text:style-name="L22">
        <text:list-item>
          <text:p text:style-name="P22">Kullenberg, C. (2015) &amp; Nelhans, Gustaf. (2015). The happiness turn? Mapping the Emergence of “Happiness Studies” Using Cited References. Version 1.0. Svensk Nationell Datatjänst. .</text:p>
        </text:list-item>
      </text:list>
      <text:h text:style-name="Heading_20_4" text:outline-level="4">Software</text:h>
      <text:list text:style-name="L23">
        <text:list-item>
          <text:p text:style-name="P23">Kullenberg, C. (2015) Cite.py, Citation analysis software, <text:a xlink:type="simple" xlink:href="https://github.com/christopherkullenberg/Citepy" office:name=""><text:span text:style-name="Definition">https://github.com/christopherkullenberg/Citepy</text:span></text:a></text:p>
        </text:list-item>
        <text:list-item>
          <text:p text:style-name="P23">Kullenberg, C. (2016) , Search engine for Statens offentliga utredningar, .</text:p>
        </text:list-item>
        <text:list-item>
          <text:p text:style-name="P23">Kullenberg, C. (2016) , Gender counter algorithm based on names, .</text:p>
        </text:list-item>
      </text:list>
      <text:h text:style-name="Heading_20_2" text:outline-level="2">Research Collaborations</text:h>
      <text:list text:style-name="L24">
        <text:list-item>
          <text:p text:style-name="P24">Member of the </text:p>
        </text:list-item>
        <text:list-item>
          <text:p text:style-name="P24">Member of the </text:p>
        </text:list-item>
        <text:list-item>
          <text:p text:style-name="P24">Board Member of the .</text:p>
        </text:list-item>
      </text:list>
      <text:h text:style-name="Heading_20_2" text:outline-level="2">Referee work</text:h>
      <text:h text:style-name="Heading_20_3" text:outline-level="3">Expert for employment or promotion</text:h>
      <text:list text:style-name="L25">
        <text:list-item>
          <text:list>
            <text:list-item>
              <text:p text:style-name="P25">Reviewer for application as Ph.D. candidate in Theory of Science, Dept. of Philosophy, Linguistics and Theory of Science, University of Gothenburg.</text:p>
            </text:list-item>
          </text:list>
        </text:list-item>
      </text:list>
      <text:h text:style-name="Heading_20_3" text:outline-level="3">Pre-publication reviews</text:h>
      <text:p text:style-name="First_20_paragraph">(see also: )</text:p>
      <text:list text:style-name="L26">
        <text:list-item>
          <text:p text:style-name="P26"><text:span text:style-name="T348">Journal</text:span><text:span text:style-name="T349"> </text:span><text:span text:style-name="T350">of</text:span><text:span text:style-name="T351"> </text:span><text:span text:style-name="T352">Resistance</text:span><text:span text:style-name="T353"> </text:span><text:span text:style-name="T354">Studies</text:span> (2017)</text:p>
        </text:list-item>
        <text:list-item>
          <text:p text:style-name="P26"><text:span text:style-name="T355">Cities</text:span> (2017)</text:p>
        </text:list-item>
        <text:list-item>
          <text:p text:style-name="P26"><text:span text:style-name="T356">Lychnos</text:span> (2017)</text:p>
        </text:list-item>
        <text:list-item>
          <text:p text:style-name="P26"><text:span text:style-name="T357">PLOS</text:span><text:span text:style-name="T358"> </text:span><text:span text:style-name="T359">ONE</text:span> (2016)</text:p>
        </text:list-item>
        <text:list-item>
          <text:p text:style-name="P26"><text:span text:style-name="T360">Nordic</text:span><text:span text:style-name="T361"> </text:span><text:span text:style-name="T362">Journal</text:span><text:span text:style-name="T363"> </text:span><text:span text:style-name="T364">of</text:span><text:span text:style-name="T365"> </text:span><text:span text:style-name="T366">Science</text:span><text:span text:style-name="T367"> </text:span><text:span text:style-name="T368">and</text:span><text:span text:style-name="T369"> </text:span><text:span text:style-name="T370">Technology</text:span><text:span text:style-name="T371"> </text:span><text:span text:style-name="T372">Studies</text:span> (2016)</text:p>
        </text:list-item>
        <text:list-item>
          <text:p text:style-name="P26"><text:span text:style-name="T373">Journal</text:span><text:span text:style-name="T374"> </text:span><text:span text:style-name="T375">of</text:span><text:span text:style-name="T376"> </text:span><text:span text:style-name="T377">the</text:span><text:span text:style-name="T378"> </text:span><text:span text:style-name="T379">Royal</text:span><text:span text:style-name="T380"> </text:span><text:span text:style-name="T381">Society</text:span><text:span text:style-name="T382"> </text:span><text:span text:style-name="T383">of</text:span><text:span text:style-name="T384"> </text:span><text:span text:style-name="T385">New</text:span><text:span text:style-name="T386"> </text:span><text:span text:style-name="T387">Zealand</text:span> (2015)</text:p>
        </text:list-item>
        <text:list-item>
          <text:p text:style-name="P26"><text:span text:style-name="T388">Higher</text:span><text:span text:style-name="T389"> </text:span><text:span text:style-name="T390">Education</text:span> (2015)</text:p>
        </text:list-item>
        <text:list-item>
          <text:p text:style-name="P26"><text:span text:style-name="T391">Organization</text:span><text:span text:style-name="T392"> </text:span><text:span text:style-name="T393">Studies</text:span> (2015)</text:p>
        </text:list-item>
        <text:list-item>
          <text:p text:style-name="P26"><text:span text:style-name="T394">Journal</text:span><text:span text:style-name="T395"> </text:span><text:span text:style-name="T396">of</text:span><text:span text:style-name="T397"> </text:span><text:span text:style-name="T398">Resistance</text:span><text:span text:style-name="T399"> </text:span><text:span text:style-name="T400">Studies</text:span> (2015)</text:p>
        </text:list-item>
        <text:list-item>
          <text:p text:style-name="P26"><text:span text:style-name="T401">Journal</text:span><text:span text:style-name="T402"> </text:span><text:span text:style-name="T403">of</text:span><text:span text:style-name="T404"> </text:span><text:span text:style-name="T405">Resistance</text:span><text:span text:style-name="T406"> </text:span><text:span text:style-name="T407">Studies</text:span> (2015)</text:p>
        </text:list-item>
      </text:list>
      <text:h text:style-name="Heading_20_3" text:outline-level="3">Research applications reviews</text:h>
      <text:list text:style-name="L27">
        <text:list-item>
          <text:p text:style-name="P27">. (2017)</text:p>
        </text:list-item>
        <text:list-item>
          <text:p text:style-name="P27">. (2015)</text:p>
        </text:list-item>
      </text:list>
      <text:h text:style-name="Heading_20_3" text:outline-level="3">Editorial board membership</text:h>
      <text:list text:style-name="L28">
        <text:list-item>
          <text:p text:style-name="P28"/>
        </text:list-item>
        <text:list-item>
          <text:p text:style-name="P28"/>
        </text:list-item>
      </text:list>
      <text:h text:style-name="Heading_20_3" text:outline-level="3">Other</text:h>
      <text:list text:style-name="L29">
        <text:list-item>
          <text:p text:style-name="P29">Member of the scientific advisory board of the project .</text:p>
        </text:list-item>
      </text:list>
      <text:h text:style-name="Heading_20_2" text:outline-level="2">Public outreach and extra-academic collaborations</text:h>
      <text:h text:style-name="Heading_20_3" text:outline-level="3">Interviews in mass media</text:h>
      <text:list text:style-name="L30">
        <text:list-item>
          <text:p text:style-name="P30">20170503 - SVT Nyheter, .</text:p>
        </text:list-item>
        <text:list-item>
          <text:p text:style-name="P30">20170503 - SR P4 Östergötland, .</text:p>
        </text:list-item>
        <text:list-item>
          <text:p text:style-name="P30">20170117 - Curie, .</text:p>
        </text:list-item>
        <text:list-item>
          <text:p text:style-name="P30">20160007 - GU-journalen 5-2016, .</text:p>
        </text:list-item>
        <text:list-item>
          <text:p text:style-name="P30">20161008 - Dagens Nyheter, .</text:p>
        </text:list-item>
        <text:list-item>
          <text:p text:style-name="P30">20161005 - Sveriges Radio, Kulturnytt, .</text:p>
        </text:list-item>
        <text:list-item>
          <text:p text:style-name="P30">20161002 - Arbetarbladet, .</text:p>
        </text:list-item>
        <text:list-item>
          <text:p text:style-name="P30">20160930 - SR P1, .</text:p>
        </text:list-item>
        <text:list-item>
          <text:p text:style-name="P30">20160930 - GU-Journalen, .</text:p>
        </text:list-item>
        <text:list-item>
          <text:p text:style-name="P30">20160929 - Dagens Samhälle, "Elever med mobilapp fångar analoga anslag".</text:p>
        </text:list-item>
        <text:list-item>
          <text:p text:style-name="P30">20160811 - DagensETC, "Forskningen har flyttat in i hemmet".</text:p>
        </text:list-item>
        <text:list-item>
          <text:p text:style-name="P30">20160915 - Språktidningen, .</text:p>
        </text:list-item>
        <text:list-item>
          <text:p text:style-name="P30">20160530 - P4 Östergötland, .</text:p>
        </text:list-item>
        <text:list-item>
          <text:p text:style-name="P30">20160523 - Piteåtidningen – .</text:p>
        </text:list-item>
        <text:list-item>
          <text:p text:style-name="P30">20160316 - Svenska Dagbladet, .</text:p>
        </text:list-item>
        <text:list-item>
          <text:p text:style-name="P30">20160222 - Sveriges Radio 1. P1 Morgon: .</text:p>
        </text:list-item>
        <text:list-item>
          <text:p text:style-name="P30">20160218 - Götheborske Spionen, .</text:p>
        </text:list-item>
        <text:list-item>
          <text:p text:style-name="P30">20160217 - Sesam, "Vanliga människor hjälper forskare".</text:p>
        </text:list-item>
        <text:list-item>
          <text:p text:style-name="P30">20160211 - Fria tidningen, .</text:p>
        </text:list-item>
        <text:list-item>
          <text:p text:style-name="P30">20160115 - GU-journalen, .</text:p>
        </text:list-item>
        <text:list-item>
          <text:p text:style-name="P30">20160118 - SR P1 Vetenskapsradion, </text:p>
        </text:list-item>
        <text:list-item>
          <text:p text:style-name="P30">20160118 - Miljöaktuellt, .</text:p>
        </text:list-item>
        <text:list-item>
          <text:p text:style-name="P30">20160119 - Discover Magazine, .</text:p>
        </text:list-item>
        <text:list-item>
          <text:p text:style-name="P30">20160120 - Journal of Science Communication, .</text:p>
        </text:list-item>
        <text:list-item>
          <text:p text:style-name="P30">20151207 - Sveriges Radio 1. P1 Morgon, .</text:p>
        </text:list-item>
        <text:list-item>
          <text:p text:style-name="P30">20150729 - ARTE, Tracks, .</text:p>
        </text:list-item>
        <text:list-item>
          <text:p text:style-name="P30">20150601 - Hallands Nyheter, "Kommunen betalar med informationen".</text:p>
        </text:list-item>
        <text:list-item>
          <text:p text:style-name="P30">20150323 - Sveriges Television Vetenskapens Värld, </text:p>
        </text:list-item>
        <text:list-item>
          <text:p text:style-name="P30">20150103 - SVT Nyheter, .</text:p>
        </text:list-item>
        <text:list-item>
          <text:p text:style-name="P30">20141108 - Sydsvenskan, "Anonymitet hotad för knarkköpare".</text:p>
        </text:list-item>
        <text:list-item>
          <text:p text:style-name="P30">20140329 - Sydsvenskan, .</text:p>
        </text:list-item>
        <text:list-item>
          <text:p text:style-name="P30">20131021 - SR P4, .</text:p>
        </text:list-item>
        <text:list-item>
          <text:p text:style-name="P30">20130912 - Aftonbladet, .</text:p>
        </text:list-item>
        <text:list-item>
          <text:p text:style-name="P30">20130907 - Information.dk, .</text:p>
        </text:list-item>
        <text:list-item>
          <text:p text:style-name="P30">20130906 - Sveriges Radio P1, </text:p>
        </text:list-item>
        <text:list-item>
          <text:p text:style-name="P30">20130719 - Dagens Nyheter, .</text:p>
        </text:list-item>
        <text:list-item>
          <text:p text:style-name="P30">20130615 - Helsingborgs Dagblad, </text:p>
        </text:list-item>
        <text:list-item>
          <text:p text:style-name="P30">20130613 - Arbetaren, "Obama-administrationen måste förklara sig".</text:p>
        </text:list-item>
        <text:list-item>
          <text:p text:style-name="P30">20130607 - Sverige Radio P3, </text:p>
        </text:list-item>
        <text:list-item>
          <text:p text:style-name="P30">20130601 - Utbildningsradion, </text:p>
        </text:list-item>
        <text:list-item>
          <text:p text:style-name="P30">20130217 - Sydsvenskan, .</text:p>
        </text:list-item>
        <text:list-item>
          <text:p text:style-name="P30">20130214 - Internetworld, .</text:p>
        </text:list-item>
        <text:list-item>
          <text:p text:style-name="P30">20121004 - Sveriges Radio Studio ett, </text:p>
        </text:list-item>
        <text:list-item>
          <text:p text:style-name="P30">20120430 - Sveriges Radio Studio ett, </text:p>
        </text:list-item>
        <text:list-item>
          <text:p text:style-name="P30">20120321 - Nerikes Allehanda, .</text:p>
        </text:list-item>
        <text:list-item>
          <text:p text:style-name="P30">20120306 - Internetworld, .</text:p>
        </text:list-item>
        <text:list-item>
          <text:p text:style-name="P30">20111226 - Forbes, .</text:p>
        </text:list-item>
        <text:list-item>
          <text:p text:style-name="P30">20111204 - SR P4 Jönköping, .</text:p>
        </text:list-item>
        <text:list-item>
          <text:p text:style-name="P30">2011 - ARTE, TRACKS, "Christopher Kullenberg", Also on Youtube: .</text:p>
        </text:list-item>
        <text:list-item>
          <text:p text:style-name="P30">20111206 - Voxeurop, .</text:p>
        </text:list-item>
        <text:list-item>
          <text:p text:style-name="P30">20111206 - Washington Post, .</text:p>
        </text:list-item>
        <text:list-item>
          <text:p text:style-name="P30">20111201 - Fokus, .</text:p>
        </text:list-item>
        <text:list-item>
          <text:p text:style-name="P30">20110811 - Wired.it, .</text:p>
        </text:list-item>
        <text:list-item>
          <text:p text:style-name="P30">20110607 - Computer Sweden, .</text:p>
        </text:list-item>
        <text:list-item>
          <text:p text:style-name="P30">2011060 - Dagens Nyheter, </text:p>
        </text:list-item>
        <text:list-item>
          <text:p text:style-name="P30">20110407 - SR P1 Obs!, .</text:p>
        </text:list-item>
        <text:list-item>
          <text:p text:style-name="P30">20110407 - SR P1, </text:p>
        </text:list-item>
        <text:list-item>
          <text:p text:style-name="P30">20110407 - Hackerspaces Signal Radio, .</text:p>
        </text:list-item>
        <text:list-item>
          <text:p text:style-name="P30">20110322 - Jusektidningen, .</text:p>
        </text:list-item>
        <text:list-item>
          <text:p text:style-name="P30">20110308 - Dagens Nyheter, .</text:p>
        </text:list-item>
        <text:list-item>
          <text:p text:style-name="P30">20110224 - Dagens Nyheter, .</text:p>
        </text:list-item>
        <text:list-item>
          <text:p text:style-name="P30">20110221 - Sveriges Radio Studio ett, </text:p>
        </text:list-item>
        <text:list-item>
          <text:p text:style-name="P30">20110214 - Sveriges Radio Studio ett, </text:p>
        </text:list-item>
        <text:list-item>
          <text:p text:style-name="P30">20110202 - PC-facile, .</text:p>
        </text:list-item>
        <text:list-item>
          <text:p text:style-name="P30">20110201 - New Scientist, .</text:p>
        </text:list-item>
        <text:list-item>
          <text:p text:style-name="P30">20110131 - Deutsche Welle, .</text:p>
        </text:list-item>
        <text:list-item>
          <text:p text:style-name="P30">20110131 - Radio Netherlands, .</text:p>
        </text:list-item>
        <text:list-item>
          <text:p text:style-name="P30">20110131 - Huffington Post, .</text:p>
        </text:list-item>
        <text:list-item>
          <text:p text:style-name="P30">20110129 - Sveriges Television, </text:p>
        </text:list-item>
        <text:list-item>
          <text:p text:style-name="P30">20110114 - Hackerspaces Signal Radio, .</text:p>
        </text:list-item>
        <text:list-item>
          <text:p text:style-name="P30">20110117 - Svenska Dagbladet, .</text:p>
        </text:list-item>
        <text:list-item>
          <text:p text:style-name="P30">20101220 - Hufvudstadsbladet, "En rörelse som inte går att stoppa".</text:p>
        </text:list-item>
        <text:list-item>
          <text:p text:style-name="P30">20101206 - SR P1 Studio ett, .</text:p>
        </text:list-item>
        <text:list-item>
          <text:p text:style-name="P30">20101115 - SR P3 Brunchrapporten, .</text:p>
        </text:list-item>
        <text:list-item>
          <text:p text:style-name="P30">20101017 - Sydsvenskan, .</text:p>
        </text:list-item>
        <text:list-item>
          <text:p text:style-name="P30">20100611 - NRLI TV @ Hacknight, .</text:p>
        </text:list-item>
        <text:list-item>
          <text:p text:style-name="P30">20100601 - Sveriges Radio P3 Brunchrapporten, </text:p>
        </text:list-item>
        <text:list-item>
          <text:p text:style-name="P30">20090729 - Dagens Nyheter, .</text:p>
        </text:list-item>
        <text:list-item>
          <text:p text:style-name="P30">20090427 - Peppar.fi, "EU Röstar om internets framtid".</text:p>
        </text:list-item>
        <text:list-item>
          <text:p text:style-name="P30">20090422 - Dagens Nyheter, .</text:p>
        </text:list-item>
        <text:list-item>
          <text:p text:style-name="P30">20090416 - Dagens Nyheter .</text:p>
        </text:list-item>
        <text:list-item>
          <text:p text:style-name="P30">20081215 - GU-Journalen, .</text:p>
        </text:list-item>
        <text:list-item>
          <text:p text:style-name="P30">20081219 - Sheffield Live! Radio, </text:p>
        </text:list-item>
        <text:list-item>
          <text:p text:style-name="P30">20080626 - Proletären, </text:p>
        </text:list-item>
      </text:list>
      <text:h text:style-name="Heading_20_3" text:outline-level="3">Invited speaker</text:h>
      <text:list text:style-name="L31">
        <text:list-item>
          <text:p text:style-name="P31">20171211 - , Mötesplats U-CARE 1. Open Science, Uppsala University.</text:p>
        </text:list-item>
        <text:list-item>
          <text:p text:style-name="P31">20171108 - .</text:p>
        </text:list-item>
        <text:list-item>
          <text:p text:style-name="P31">20170915 - , Royal Institute of Technology (KTH), Stockholm.</text:p>
        </text:list-item>
        <text:list-item>
          <text:p text:style-name="P31">20170426 - , ECSA workshop "Defining Principles for Mobile Apps and Platforms Development in Citizen Science", Gothenburg, Sweden.</text:p>
        </text:list-item>
        <text:list-item>
          <text:p text:style-name="P31">20170330 - "Vad händer om vi inte kan enas om vad som är sant?", .</text:p>
        </text:list-item>
        <text:list-item>
          <text:p text:style-name="P31">20170329 - "Vad är på gång inom citizen science?", , Vinnova, Stockholm. Lecture available on .</text:p>
        </text:list-item>
        <text:list-item>
          <text:p text:style-name="P31">20161214 - "Digital methods 1. Theory, Practice and Ethics", Higher seminar, Karlstad University.</text:p>
        </text:list-item>
        <text:list-item>
          <text:p text:style-name="P31">20161116 - , Göteborg, Stadsbiblioteket.</text:p>
        </text:list-item>
        <text:list-item>
          <text:p text:style-name="P31">20161028 - "Statens offentliga utredningar digitaliserade", Högre seminarium, Idéhistoria, Lunds universitet.</text:p>
        </text:list-item>
        <text:list-item>
          <text:p text:style-name="P31">20161012 - , Stockholm. "Video: .</text:p>
        </text:list-item>
        <text:list-item>
          <text:p text:style-name="P31">20160922 - , Forskartorget, Bokmässan, Göteborg.</text:p>
        </text:list-item>
        <text:list-item>
          <text:p text:style-name="P31">20160921 - , University of Gothenburg.</text:p>
        </text:list-item>
        <text:list-item>
          <text:p text:style-name="P31">20160912 - , National Library of Sweden.</text:p>
        </text:list-item>
        <text:list-item>
          <text:p text:style-name="P31">20160209 - , ABF, Göteborg, Sweden.</text:p>
        </text:list-item>
        <text:list-item>
          <text:p text:style-name="P31">20150929 - , Näckrostimmen, University of Gothenburg.</text:p>
        </text:list-item>
        <text:list-item>
          <text:p text:style-name="P31">20151209 - , Bio Rio, Stockholm, Sweden.</text:p>
        </text:list-item>
        <text:list-item>
          <text:p text:style-name="P31">20151020 - , National Library of Sweden.</text:p>
        </text:list-item>
        <text:list-item>
          <text:p text:style-name="P31">20141126 - , Konsthallen, Gothenburg.</text:p>
        </text:list-item>
        <text:list-item>
          <text:p text:style-name="P31">20141122 - , Verkko Suljettu, Helsinki, Finland.</text:p>
        </text:list-item>
        <text:list-item>
          <text:p text:style-name="P31">20140604 - , URBSEC, Gothenburg, Sweden.</text:p>
        </text:list-item>
        <text:list-item>
          <text:p text:style-name="P31">20130223 - , Smålands Frilansklubb, Växjö, Sweden.</text:p>
        </text:list-item>
        <text:list-item>
          <text:p text:style-name="P31">20121207 - , \href{http://www.hre2012.uj.edu.pl/invited-speakers}{The Third International Conference on Human Rights Education, Jagiellonian University, Krakow, Poland.</text:p>
        </text:list-item>
        <text:list-item>
          <text:p text:style-name="P31">20121105 - , Sigmas inspirationsdag, Gothenburg, Sweden.</text:p>
        </text:list-item>
        <text:list-item>
          <text:p text:style-name="P31">20120822 - , Transmediale, Berlin, Germany.</text:p>
        </text:list-item>
        <text:list-item>
          <text:p text:style-name="P31">20120509 - , Brännpunkt Europa, University of Gothenburg.</text:p>
        </text:list-item>
        <text:list-item>
          <text:p text:style-name="P31">20120301 - , Akademisk kvart, University of Gothenburg, Sweden.</text:p>
        </text:list-item>
        <text:list-item>
          <text:p text:style-name="P31">20111124 - , Council of Europe, Vienna, Austria.</text:p>
        </text:list-item>
        <text:list-item>
          <text:p text:style-name="P31">20111119 - "What will be the needs of tomorrow's leaders", Swedish Embassy Cairo, Cairo, Egypt.</text:p>
        </text:list-item>
        <text:list-item>
          <text:p text:style-name="P31">20111022 - . Svenska FN-förbundet, Göteborg, Sweden.</text:p>
        </text:list-item>
        <text:list-item>
          <text:p text:style-name="P31">20111304 - , Reporters Sans Frontieres, Geneva, Switzerland.</text:p>
        </text:list-item>
        <text:list-item>
          <text:p text:style-name="P31">20100504 - "Greens/EFA and Activists Workshop on ACTA and the Public interest", European Parliament, Brussels, Belgium.</text:p>
        </text:list-item>
        <text:list-item>
          <text:p text:style-name="P31">20090604 - , Deutsche Welle Global Media Forum, Bonn, Germany.</text:p>
        </text:list-item>
        <text:list-item>
          <text:p text:style-name="P31">20091107 - , Free Society Conference, Gothenburg, Sweden.</text:p>
        </text:list-item>
        <text:list-item>
          <text:p text:style-name="P31">20091103 - , Internetdagarna, Stockholm, Sweden.</text:p>
        </text:list-item>
        <text:list-item>
          <text:p text:style-name="P31">20091028 - "Invited speaker by the Ministry of Enterprise, Energy and Communications on the implementation of the Telecoms Package", Government of Sweden, Stockholm, Sweden.</text:p>
        </text:list-item>
        <text:list-item>
          <text:p text:style-name="P31">20090111 - , 25th Chaos Communication Congress, Berlin, Germany.}</text:p>
        </text:list-item>
        <text:list-item>
          <text:p text:style-name="P31">20081108 - , Krieg und Frieden Digital, Aachen, Germany.</text:p>
        </text:list-item>
      </text:list>
      <text:h text:style-name="Heading_20_2" text:outline-level="2">Formal education, Teaching in higher education (Högskolepedagogik)</text:h>
      <text:list text:style-name="L32">
        <text:list-item>
          <text:p text:style-name="P32"> (), 7.5 ECTS.}</text:p>
        </text:list-item>
        <text:list-item>
          <text:p text:style-name="P32"> (), 7.5 ECTS.}</text:p>
        </text:list-item>
        <text:list-item>
          <text:p text:style-name="P32">.</text:p>
        </text:list-item>
      </text:list>
      <text:h text:style-name="Heading_20_2" text:outline-level="2">Courses &amp; Thesis supervision, graduate level</text:h>
      <text:h text:style-name="Heading_20_3" text:outline-level="3">Theory of Science: Courses</text:h>
      <text:h text:style-name="Heading_20_4" text:outline-level="4">Course administrator and teacher</text:h>
      <text:list text:style-name="L33">
        <text:list-item>
          <text:p text:style-name="P33">2017 (Course administrator together with Mats Dahlström) Digital Research Methods, distance course 15 credits BMBD116h, University of Borås.</text:p>
        </text:list-item>
        <text:list-item>
          <text:p text:style-name="P33">2013 , 6 ECTS, (Strimman, moment 1: Tre konstruktioner av människan och folkhälsoarbete i praktiken), 1.5 ECTS, Second cycle, University of Gothenburg.</text:p>
        </text:list-item>
        <text:list-item>
          <text:p text:style-name="P33">2007 - 2014. (Course administrator 2012 - 2013). , First cycle, University of Gothenburg.""}</text:p>
        </text:list-item>
        <text:list-item>
          <text:p text:style-name="P33">2014 , 15 ECTS, First cycle, University of Gothenburg.</text:p>
        </text:list-item>
        <text:list-item>
          <text:p text:style-name="P33">2014 , 15 ECTS, Second cycle level, University of Gothenburg.</text:p>
        </text:list-item>
      </text:list>
      <text:h text:style-name="Heading_20_3" text:outline-level="3">Media &amp; Communication Studies, Strategic Communication: Courses</text:h>
      <text:h text:style-name="Heading_20_4" text:outline-level="4">Course administrator and teacher</text:h>
      <text:list text:style-name="L34">
        <text:list-item>
          <text:p text:style-name="P34">2012 1. 2013, 2017. (Course administrator) , 7.5 ECTS, Second cycle, University of Gothenburg</text:p>
        </text:list-item>
        <text:list-item>
          <text:p text:style-name="P34">2005 (Course administrator) "Media, Individual and Every-day Life", 7.5 ECTS, Basic level, University West.</text:p>
        </text:list-item>
        <text:list-item>
          <text:p text:style-name="P34">2005 (Course administrator) "Strategic Communication", 7.5 ECTS, Basic level, University West.</text:p>
        </text:list-item>
      </text:list>
      <text:h text:style-name="Heading_20_3" text:outline-level="3">Communication studies: Thesis supervision, Master (Magister) level}</text:h>
      <text:list text:style-name="L35">
        <text:list-item>
          <text:p text:style-name="P35">Clara Tortosa (2017) "Vem är göteborgaren i Vårt Göteborg? - En diskursanalys av Vi och dem i en kommuntidning", University of Gothenburg.</text:p>
        </text:list-item>
        <text:list-item>
          <text:p text:style-name="P35">Peter Häggbom Norrby (2017) "Medborgaren i kommunens kommunikationspolicy - En jämförelse mellan tio kommuner", University of Gothenburg.</text:p>
        </text:list-item>
        <text:list-item>
          <text:p text:style-name="P35">Louise Sjöström (2017), "Från kulturpolitik till kommunikation - En analys av hur fem verksamheters statliga och kommunala uppdrag omsätts i kommunikationen", University of Gothenburg.</text:p>
        </text:list-item>
        <text:list-item>
          <text:p text:style-name="P35">Joacim Schmidt (2017) , University of Gothenburg.</text:p>
        </text:list-item>
        <text:list-item>
          <text:p text:style-name="P35">Sofie Andersson (2013) "Det kommunikativa målarbetet – en kommunal budgetresa från politiker till medarbetare", University of Gothenburg.</text:p>
        </text:list-item>
        <text:list-item>
          <text:p text:style-name="P35">Malin Arosilta (2013) "Demokratiska värden som varumärke - En studie om "Göteborg 2021".", University of Gothenburg.</text:p>
        </text:list-item>
        <text:list-item>
          <text:p text:style-name="P35">Anna Cöster (2013) "Att vara kyrka på internet. Svenska kyrkan i sociala medier.", University of Gothenburg.</text:p>
        </text:list-item>
        <text:list-item>
          <text:p text:style-name="P35">Charlotta Dahlberg (2013) "Utbildning till salu - gymnasieskolors kommunikativa strategier. ", University of Gothenburg.</text:p>
        </text:list-item>
        <text:list-item>
          <text:p text:style-name="P35">Jenny Fogelberg (2013) "Kommunen i sociala medier - transparens och medborgardialog i Varbergs kommun.", University of Gothenburg.</text:p>
        </text:list-item>
        <text:list-item>
          <text:p text:style-name="P35">Daniel Alexander Jansson (2013) "Felaktiga Förväntningar - en studie av Arbetsförmedlingens kommunikation mot ungdomar", University of Gothenburg.</text:p>
        </text:list-item>
        <text:list-item>
          <text:p text:style-name="P35">Sven Lindström (2013) "Vad håller vi på med? - En kartläggning av kommunikationsprocessen kring kampanjen ”Vad håller du på med?”", University of Gothenburg.</text:p>
        </text:list-item>
        <text:list-item>
          <text:p text:style-name="P35">Sunanda Malm (2013) " Målförståelse, kommunikation och varumärkesarbete på en svensk myndighet, sett ur ett medarbetarperspektiv"", University of Gothenburg.</text:p>
        </text:list-item>
        <text:list-item>
          <text:p text:style-name="P35">Maria Pettersson (2013) ""Vissa saker är bara jävligt svårt att prata om" - Om ungas användning av internet för terapeutiska samtal.", University of Gothenburg.</text:p>
        </text:list-item>
        <text:list-item>
          <text:p text:style-name="P35">Annie Sjölund (2013) "Skall man skjuta får man ju vårda också" - En studie om sjuksköterskors uppfattningar om Försvarsmakten", University of Gothenburg.</text:p>
        </text:list-item>
        <text:list-item>
          <text:p text:style-name="P35">Agneta Slonawski (2013) "”Jag tror man mest söker information hos kompisar eller på nätet.” - Förutsättningar för att nå unga med information om alkohol och droger för Mini-Maria Göteborg.", University of Gothenburg.</text:p>
        </text:list-item>
        <text:list-item>
          <text:p text:style-name="P35">Karin Svenner (2013) "Synen på kommunikation - en kvalitativ innehållsanalys av femton kommunikationspolicyer i offentlig förvaltning", University of Gothenburg.</text:p>
        </text:list-item>
        <text:list-item>
          <text:p text:style-name="P35">Lovisa Vasiliou (2013) "1.000 bilder av Värmland - En studie av Region Värmlands kommunikationsprocess inför skrivandet av Värmlandsstrategin", University of Gothenburg.</text:p>
        </text:list-item>
        <text:list-item>
          <text:p text:style-name="P35">Jörgen Wade (2013) "Förväntningar på socialt intranät och vilken syn på organisationskommunikation dessa förväntningar reflekterar", University of Gothenburg.</text:p>
        </text:list-item>
      </text:list>
      <text:h text:style-name="Heading_20_3" text:outline-level="3">Strategic communication studies: Thesis supervision, bachelor level</text:h>
      <text:list text:style-name="L36">
        <text:list-item>
          <text:p text:style-name="P36">Charlotta Windeman och Linda Andreasson (2006) , University West, Media &amp; Communication studies.</text:p>
        </text:list-item>
        <text:list-item>
          <text:p text:style-name="P36">Andreas Johansson och Ellinor Wetterblad (2006) , University West, Media &amp; Communication studies.</text:p>
        </text:list-item>
        <text:list-item>
          <text:p text:style-name="P36">Lars Karlsson (2006) , University West, Media &amp; Communication studies.</text:p>
        </text:list-item>
        <text:list-item>
          <text:p text:style-name="P36">Tobias Hagrenius (2006) , University West, Media &amp; Communication studies.</text:p>
        </text:list-item>
        <text:list-item>
          <text:p text:style-name="P36">Jelena Siric, Lorans Zaya (2005) "Släpp in mig, yao! En studie om den kontroversiella tidningen Gringo", University West, Media &amp; Communication studies.</text:p>
        </text:list-item>
        <text:list-item>
          <text:p text:style-name="P36">Jeanette Borg, Karolina Colliander (2005) "Kolla - Kollektivtrafik åt alla", University West, Media &amp; Communication studies.</text:p>
        </text:list-item>
        <text:list-item>
          <text:p text:style-name="P36">Annika Jonasson och Tina Nyrén (2005) "Terrorism är kommunikation. En diskursanalys av Aftonbladet, Dagens Nyheter och Svenska Dagbladets rapportering av terrordåden vid München 1972, Lockerbie 1988 och World Trade Center 2001", University West, Media &amp; Communication studies.</text:p>
        </text:list-item>
        <text:list-item>
          <text:p text:style-name="P36">Daniel Sjöberg (2004) "Ideologi i amerikanska programprodukter - En receptionsanalys av programmet L-word baserad på kvalitativa intervjuer med elva respondenter". University West, Media and Communication studies.</text:p>
        </text:list-item>
        <text:list-item>
          <text:p text:style-name="P36">Christina Axelsson och Helena Johansson (2004) "LunarStorm - Framtidens fritidsgård? En kvalitativ studie om unga människors användning av Internetcommunities och deras inställningar till betaltjänster", University West, Media and Communication studies.</text:p>
        </text:list-item>
      </text:list>
      <text:h text:style-name="Heading_20_3" text:outline-level="3">Information architecture studies: Thesis examination, bachelor's Degree</text:h>
      <text:list text:style-name="L37">
        <text:list-item>
          <text:p text:style-name="P37">Jonna Axelsson (2017) "Ideella organisationers webbplatser blir användbara - Hur användarupplevelsen kan förbättras på leadersodrabohuslan.se med fokus på användbarhet", Bachelor's Thesis, Information Architecture, University of Borås.</text:p>
        </text:list-item>
        <text:list-item>
          <text:p text:style-name="P37">Christine Thelin (2017) "Skapa bättre användarupplevelse och öka besöken - Utvärdering och utvecklingsförslag åt en webbplats inom cafébranschen", Bachelor's Thesis, Information Architecture, University of Borås.</text:p>
        </text:list-item>
      </text:list>
      <text:h text:style-name="Heading_20_3" text:outline-level="3">Strategic information and communication: Thesis examination, master's Degree</text:h>
      <text:list text:style-name="L38">
        <text:list-item>
          <text:p text:style-name="P38">Julia Ahlqvist (2017) "Sambandet mellan kommunikativt ledarskap och arbetsmotivation hos medarbetare i servicebranschen", Magisteruppsats, University of Borås.</text:p>
        </text:list-item>
      </text:list>
      <text:h text:style-name="Heading_20_2" text:outline-level="2">Courses &amp; Thesis supervision, postgraduate level</text:h>
      <text:h text:style-name="Heading_20_3" text:outline-level="3">Ph.D-thesis supervision</text:h>
      <text:list text:style-name="L39">
        <text:list-item>
          <text:p text:style-name="P39">2007 - ongoing. , Theory of Science, University of Gothenburg.</text:p>
        </text:list-item>
        <text:list-item>
          <text:p text:style-name="P39">2016 - 2017. Co-supervisor for Ph.D.-candidate Erik Joelsson, Theory of Science, University of Gothenburg. .</text:p>
        </text:list-item>
      </text:list>
      <text:h text:style-name="Heading_20_3" text:outline-level="3">Teaching, post-graduate level</text:h>
      <text:list text:style-name="L40">
        <text:list-item>
          <text:p text:style-name="P40">(2017), Guest lecture, "Outreach and cooperation with society at large", , University of Gothenburg.</text:p>
        </text:list-item>
        <text:list-item>
          <text:p text:style-name="P40">(2016), Guest lecture "Citizen Science and Biodiversity Research", BioEnv higher education, Department of Biological and Environmental Sciences, University of Gothenburg.</text:p>
        </text:list-item>
        <text:list-item>
          <text:p text:style-name="P40">(2012), Guest lecture, "Net politics, process philosophy and Deleuze", Theories of Practical Knowing, HDK/Högskolan för Design och Konsthantverk, Göteborg.</text:p>
        </text:list-item>
        <text:list-item>
          <text:p text:style-name="P40">(2012), Guest lecture and seminar, "Tyst kunskap", 2012 års Marstrandsseminarium, Teori &amp; metod Tystnad, tradition eller "anything goes"?, Varberg.</text:p>
        </text:list-item>
      </text:list>
      <text:h text:style-name="Heading_20_2" text:outline-level="2">Teaching materials</text:h>
      <text:h text:style-name="Heading_20_3" text:outline-level="3">Electronic material</text:h>
      <text:list text:style-name="L41">
        <text:list-item>
          <text:p text:style-name="P41">.</text:p>
        </text:list-item>
      </text:list>
      <text:h text:style-name="Heading_20_2" text:outline-level="2">Other</text:h>
      <text:list text:style-name="L42">
        <text:list-item>
          <text:p text:style-name="P42">.</text:p>
        </text:list-item>
        <text:list-item>
          <text:p text:style-name="P4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V</dc:title>
  </office:meta>
</office:document-meta>
</file>